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::= Declaraciones &amp; Instrucciones</text:p>
      <text:p text:style-name="P4"><text:tab/><text:span text:style-name="T1">Programa.ts = Declaraciones.ts</text:span></text:p>
      <text:p text:style-name="P11"><text:tab/>Programa.codJ = Instrucciones.codJ</text:p>
      <text:p text:style-name="P9"><text:tab/>Programa.codP = Instrucciones.codP</text:p>
      <text:p text:style-name="P11"><text:tab/>Programa.error = Declaraciones.error v Instrucciones.error</text:p>
      <text:p text:style-name="P9"><text:tab/>Instrucciones.tsh = Declaraciones.ts</text:p>
      <text:p text:style-name="P5"/>
      <text:p text:style-name="P12"/>
      <text:p text:style-name="P9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Fact.errorh = Declaracion.error</text:p>
      <text:p text:style-name="P5"><text:tab/>Declaraciones.ts = DeclaracionesFact.ts</text:p>
      <text:p text:style-name="P9"><text:tab/>Declaraciones.error = DeclaracionesFact.error</text:p>
      <text:p text:style-name="P9"><text:tab/>Declaraciones.numVars = DeclaracionesFact.numVars</text:p>
      <text:p text:style-name="P9"><text:tab/>Declaraciones.error = DeclaracionesFact.error</text:p>
      <text:p text:style-name="P4">DeclaracionesFact → λ</text:p>
      <text:p text:style-name="P5"><text:tab/>DeclaracionFact.ts = añadeID(creaTS(),DeclaracionesFact.idh,&lt;tipo:DeclaracionesFact.tipoh, dir:0&gt;)</text:p>
      <text:p text:style-name="P5"><text:tab/>DeclaracionesFact.error = DeclaracionesFact.errorh</text:p>
      <text:p text:style-name="P5"><text:tab/>DeclaracionesFact.numVars = 1</text:p>
      <text:p text:style-name="P4">DeclaracionesFact → ; Declaraciones</text:p>
      <text:p text:style-name="P5"><text:tab/>DeclaracionesFact.ts = añadeID(Declaraciones.ts,</text:p>
      <text:p text:style-name="P5"><text:tab/><text:tab/><text:tab/><text:tab/><text:tab/><text:tab/>DeclaracionesFact.idh,&lt;tipo:DeclaracionesFact.tipoh, dir:Declaraciones.numVars&gt;)</text:p>
      <text:p text:style-name="P9"><text:tab/>DeclaracionesFact.numVars = Declaraciones.numVars + 1</text:p>
      <text:p text:style-name="P9"><text:tab/>DeclaracionesFact.error = DeclaracionesFact.errorh v existe(Declaraciones.ts,DeclaracionFact.idh)</text:p>
      <text:p text:style-name="P8"/>
      <text:p text:style-name="P8"/>
      <text:p text:style-name="P6"/>
      <text:p text:style-name="P12">Instrucciones → Instrucción InstruccionesFact</text:p>
      <text:p text:style-name="P13"><text:tab/>InstruccionesFact.errorh = Instruccion.error</text:p>
      <text:p text:style-name="P13"><text:tab/>Instrucción.tsh = Instrucciones.tsh</text:p>
      <text:p text:style-name="P13"><text:tab/>InstruccionesFact.tsh = Instrucciones.tsh</text:p>
      <text:p text:style-name="P13"><text:tab/>Instrucciones.error = InstruccionesFact.error</text:p>
      <text:p text:style-name="P7"><text:tab/><text:span text:style-name="T1">InstruccionesFact.codPh = Instrucción.codP</text:span></text:p>
      <text:p text:style-name="P6"><text:tab/>InstruccionesFact.codJh = Instrucción.codJ</text:p>
      <text:p text:style-name="P6"><text:tab/>Instrucciones.codP = InstruccionesFact.codP</text:p>
      <text:p text:style-name="P13"><text:tab/>Instrucciones.codJ = InstruccionesFact.codJ</text:p>
      <text:p text:style-name="P12">InstruccionesFact → λ</text:p>
      <text:p text:style-name="P13"><text:tab/>InstruccionesFact.error = InstruccionesFact.errorh</text:p>
      <text:p text:style-name="P13"/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2">InstruccionesFact → ; Instrucciones</text:p>
      <text:p text:style-name="P13"><text:tab/>InstruccionesFact.error = InstruccionesFact.errorh v Instrucciones.error</text:p>
      <text:p text:style-name="P13"><text:tab/>Instrucciones.tsh = InstruccionesFact.tsh</text:p>
      <text:p text:style-name="P13"><text:soft-page-break/>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/>
      <text:p text:style-name="P13"/>
      <text:p text:style-name="P12"/>
      <text:p text:style-name="P12"/>
      <text:p text:style-name="P12"/>
      <text:p text:style-name="P12">Instrucción ::= InsLectura</text:p>
      <text:p text:style-name="P12"><text:tab/><text:span text:style-name="T1">Instrucción.error = InsLectura.error</text:span></text:p>
      <text:p text:style-name="P13"><text:tab/>InsLectura.tsh = Instrucción.tsh</text:p>
      <text:p text:style-name="P11"><text:tab/>Instrucciones.codP = InsLectura.codP</text:p>
      <text:p text:style-name="P13"><text:tab/>Instrucciones.codJ = InsLectura.codJ</text:p>
      <text:p text:style-name="P12">Instrucción ::= InsEscritura</text:p>
      <text:p text:style-name="P12"><text:tab/><text:span text:style-name="T1">Instrucción.error = InsEscritura.error</text:span></text:p>
      <text:p text:style-name="P13"><text:tab/>InsEscritura.tsh = Instrucción.tsh</text:p>
      <text:p text:style-name="P11"><text:tab/>Instrucción.codP = InsEscritura.codP</text:p>
      <text:p text:style-name="P13"><text:tab/>Instrucción.codJ = InsEscritura.codJ<text:tab/><text:span text:style-name="T3"><text:tab/></text:span></text:p>
      <text:p text:style-name="P12">Instrucción ::= InsAsignacion</text:p>
      <text:p text:style-name="P13"><text:tab/>Instrucción.error = InsAsignacion.error</text:p>
      <text:p text:style-name="P13"><text:tab/>InsAsignacion.tsh = Instrucción.tsh</text:p>
      <text:p text:style-name="P11"><text:tab/>Instrucciones.codP = InsAsignación.codP</text:p>
      <text:p text:style-name="P13"><text:tab/>Instrucciones.codJ = InsAsignación.codJ</text:p>
      <text:p text:style-name="P13"/>
      <text:p text:style-name="P11"/>
      <text:p text:style-name="P12">InsLectura → <text:s/>in(id)</text:p>
      <text:p text:style-name="P12"><text:tab/><text:span text:style-name="T1">InsLectura.error = NOT existeID(InsLectura.tsh,id.lex)</text:span></text:p>
      <text:p text:style-name="P13"><text:tab/>InsLectura.tsh = Instrucción.tsh</text:p>
      <text:p text:style-name="P13"><text:tab/>InsLectura.codP = in InsLectura.tsh[id.lex].dir</text:p>
      <text:p text:style-name="P13"><text:tab/>InsLectura.codJ = lectura dameNumTipo(InsLectura.tsh[id.lex].tipo)</text:p>
      <text:p text:style-name="P12">InsEscritura → out(Expresión)</text:p>
      <text:p text:style-name="P12"><text:tab/><text:span text:style-name="T1">InsEscritura.error = (Expresión.tipo = error)</text:span>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2">InsAsignación → id := Expresión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/text:p>
      <text:p text:style-name="P13"><text:tab/>Expresion.tsh = InsAsignación.tsh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Expresión → ExpresiónNiv1 ExpresiónFact</text:p>
      <text:p text:style-name="P13"><text:tab/>ExpresionFact.tipoh = ExpresionNiv1.tipo</text:p>
      <text:p text:style-name="P13"><text:tab/>Expresion.tipo = ExpresionFact.tipo</text:p>
      <text:p text:style-name="P13"><text:tab/>ExpresionNiv1.tsh = Expresion.tsh</text:p>
      <text:p text:style-name="P13"><text:tab/>ExpresionFact.tsh = Expresion.tsh</text:p>
      <text:p text:style-name="P12"/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Expresión.codP = ExpresiónFact.codP</text:p>
      <text:p text:style-name="P13"><text:tab/>Expresión.codJ = ExpresiónFact.codJ</text:p>
      <text:p text:style-name="P12">ExpresiónFact → λ</text:p>
      <text:p text:style-name="P12"><text:tab/><text:span text:style-name="T1">ExpresionFact.tipo = ExpresionFact.tipoh</text:span></text:p>
      <text:p text:style-name="P12"/>
      <text:p text:style-name="P12"><text:tab/><text:span text:style-name="T1">ExpresiónFact.codP = ExpresiónFact.codPh</text:span></text:p>
      <text:p text:style-name="P13"><text:tab/>ExpresiónFact.codJ = ExpresiónFact.codJh</text:p>
      <text:p text:style-name="P12">ExpresiónFact → OpNiv0 ExpresiónNiv1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3"><text:tab/>ExpresionNiv1.tsh = ExpresionFact.tsh</text:p>
      <text:p text:style-name="P12"/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soft-page-break/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soft-page-break/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soft-page-break/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soft-page-break/></text:p>
      <text:p text:style-name="P9"/>
      <text:p text:style-name="P9"/>
      <text:p text:style-name="P12">ExpresiónNiv1 → ExpresiónNiv2 ExpresiónNiv1Rec</text:p>
      <text:p text:style-name="P12"><text:tab/><text:span text:style-name="T1">ExpresionNiv1Rec.tipoh = ExpresiónNiv2.tipo.</text:span></text:p>
      <text:p text:style-name="P13"><text:tab/>ExpresionNiv1.tipo = ExpresiónNiv2Rec.tipo</text:p>
      <text:p text:style-name="P13"><text:tab/>ExpresionNiv2.tsh = ExpresionNiv1.tsh</text:p>
      <text:p text:style-name="P13"><text:tab/>ExpresionNiv1Rec.tsh = ExpresionNiv1.tsh</text:p>
      <text:p text:style-name="P12"/>
      <text:p text:style-name="P12"><text:tab/><text:span text:style-name="T1">ExpresiónNiv1Rec.codPh = ExpresiónNiv2.codP</text:span></text:p>
      <text:p text:style-name="P13"><text:tab/>ExpresiónNiv1Rec.codJh = ExpresiónNiv2.codJ</text:p>
      <text:p text:style-name="P13"><text:tab/>ExpresiónNiv1.codP = ExpresiónNiv1Rec.codP</text:p>
      <text:p text:style-name="P13"><text:tab/>ExpresiónNiv1.codJ = ExpresiónNiv1Rec.codJ</text:p>
      <text:p text:style-name="P13"/>
      <text:p text:style-name="P12">ExpresiónNiv1Rec → λ</text:p>
      <text:p text:style-name="P8"><text:tab/><text:span text:style-name="T1">ExpresionNiv1Rec.tipo = ExpresionNiv1Rec.tipoh</text:span></text:p>
      <text:p text:style-name="P9"/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2">ExpresiónNiv1Rec → OpNiv1 ExpresiónNiv2 ExpresiónNiv1Rec</text:p>
      <text:p text:style-name="P12"><text:tab/><text:span text:style-name="T1">ExpresionNiv1Rec1.tipoh = </text:span>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ExpresionNivlRec0.tipo = ExpresionNiv1Rec1.tipo</text:p>
      <text:p text:style-name="P13"><text:tab/>ExpresionNiv2.tsh = ExpresionNiv1Rec0.tsh</text:p>
      <text:p text:style-name="P13"><text:tab/>ExpresionNiv1Rec1.tsh = ExpresionNiv1Rec0.tsh</text:p>
      <text:p text:style-name="P12"/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sumar</text:p>
      <text:p text:style-name="P10"><text:soft-page-break/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soft-page-break/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1"><text:tab/><text:tab/><text:tab/><text:tab/>iconst_0</text:p>
      <text:p text:style-name="P11"/>
      <text:p text:style-name="P11"><text:tab/>ExpresiónNiv1Rec0.codP = ExpresiónNivRec1.codP</text:p>
      <text:p text:style-name="P9"><text:tab/>ExpresiónNiv1Rec0.codJ = ExpresiónNivRec1.codJ</text:p>
      <text:p text:style-name="P9"/>
      <text:p text:style-name="P9"/>
      <text:p text:style-name="P9"/>
      <text:p text:style-name="P12">ExpresiónNiv2 → ExpresiónNiv3 ExpresiónNiv2Rec</text:p>
      <text:p text:style-name="P12"><text:tab/><text:span text:style-name="T1">ExpresionNiv2Rec.tipoh = ExpresiónNiv3.tipo</text:span></text:p>
      <text:p text:style-name="P13"><text:tab/>ExpresionNiv2.tipo = ExpresiónNiv2Rec.tipo</text:p>
      <text:p text:style-name="P13"><text:tab/>ExpresionNiv3.tsh = ExpresionNiv2.tsh</text:p>
      <text:p text:style-name="P13"><text:tab/>ExpresionNiv2Rec.tsh = ExpresionNiv2.tsh</text:p>
      <text:p text:style-name="P12"/>
      <text:p text:style-name="P12"><text:tab/><text:span text:style-name="T1">ExpresiónNiv2Rec.codPh = ExpresiónNiv3.codP</text:span></text:p>
      <text:p text:style-name="P13"><text:tab/>ExpresiónNiv2Rec.codJh = ExpresiónNiv3.codJ</text:p>
      <text:p text:style-name="P13"><text:tab/>ExpresiónNiv2.codP = ExpresiónNiv2Rec.codP</text:p>
      <text:p text:style-name="P13"><text:tab/>ExpresiónNiv2.codJ = ExpresiónNiv2Rec.codJ</text:p>
      <text:p text:style-name="P12">ExpresiónNiv2Rec → λ</text:p>
      <text:p text:style-name="P9"><text:tab/>ExpresionNiv2Rec.tipo = ExpresionNiv2Rec.tipoh</text:p>
      <text:p text:style-name="P12"/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2"/>
      <text:p text:style-name="P12">ExpresiónNiv2Rec → OpNiv2 ExpresiónNiv3 ExpresiónNiv2Rec</text:p>
      <text:p text:style-name="P13"><text:tab/>ExpresionNiv2Rec1.tipoh = 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0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ExpresionNiv2Rec0.tipo = ExpresionNiv2Rec1.tipo</text:p>
      <text:p text:style-name="P13"><text:tab/>ExpresionNiv2Rec1.tsh = ExpresionNiv2Rec0.tsh</text:p>
      <text:p text:style-name="P13"><text:soft-page-break/><text:tab/>ExpresionNiv3.tsh = ExpresionNiv2Rec0.tsh</text:p>
      <text:p text:style-name="P12"/>
      <text:p text:style-name="P10"><text:tab/>ExpresiónNiv2Rec1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tab/>ExpresiónNiv2Rec1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soft-page-break/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><text:tab/>ExpresiónNiv2Rec0.codP = ExpresiónNiv2Rec1.codP</text:p>
      <text:p text:style-name="P9"><text:tab/>ExpresiónNiv2Rec0.codJ = ExpresiónNiv2Rec1.codJ</text:p>
      <text:p text:style-name="P9"/>
      <text:p text:style-name="P9"/>
      <text:p text:style-name="P8">ExpresiónNiv3 → ExpresiónNiv4 ExpresiónNiv3Fact</text:p>
      <text:p text:style-name="P13"><text:tab/>ExpresionNiv3Fact.tipoh = ExpresiónNiv4.tipo</text:p>
      <text:p text:style-name="P9"><text:tab/>ExpresionNiv3.tipo = ExpresionNiv3Fact.tipo</text:p>
      <text:p text:style-name="P8"/>
      <text:p text:style-name="P10"><text:tab/><text:span text:style-name="T1">ExpresiónNiv3Fact.codPh = ExpresiónNiv4.codP</text:span></text:p>
      <text:p text:style-name="P9"><text:tab/>ExpresiónNiv3Fact.codJh = ExpresiónNiv4.codJ</text:p>
      <text:p text:style-name="P9"><text:tab/>ExpresiónNiv3.codP = ExpresiónNiv3Fact.codP</text:p>
      <text:p text:style-name="P9"><text:tab/>ExpresiónNiv3.codJ = ExpresiónNiv3Fact.codJ</text:p>
      <text:p text:style-name="P8"/>
      <text:p text:style-name="P8">ExpresiónNiv3Fact → λ</text:p>
      <text:p text:style-name="P8"><text:tab/><text:span text:style-name="T1">ExpresionNiv3Fact.tipo = ExpresionNiv3Fact.tipoh</text:span></text:p>
      <text:p text:style-name="P9"/>
      <text:p text:style-name="P9"><text:tab/>ExpresiónNiv3Fact.codP = ExpresiónNiv3Fact.codPh</text:p>
      <text:p text:style-name="P9"><text:tab/>ExpresiónNiv3Fact.codJ = ExpresiónNiv3Fact.codJh</text:p>
      <text:p text:style-name="P8"/>
      <text:p text:style-name="P8">ExpresiónNiv3Fact → OpNiv3 ExpresiónNiv3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soft-page-break/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/>
      <text:p text:style-name="P9"/>
      <text:p text:style-name="P12">ExpresiónNiv4 → OpNiv4 ExpresiónNiv4</text:p>
      <text:p text:style-name="P12"><text:tab/><text:span text:style-name="T1">ExpresionNiv4</text:span><text:span text:style-name="T5">o</text:span><text:span text:style-name="T1">.tipo = </text:span></text:p>
      <text:p text:style-name="P13"><text:tab/><text:tab/>si (ExpresionNiv4<text:span text:style-name="T4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4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4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4">1</text:span>.tipo=integer v ExpresionNiv4<text:span text:style-name="T4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4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4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4">1</text:span>.tipo=natural v ExpresionNiv4<text:span text:style-name="T4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4">1</text:span>.tipo=natural v ExpresionNiv4<text:span text:style-name="T4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><text:tab/>ExpresionNiv4<text:span text:style-name="T4">1</text:span>.tsh = ExpresionNiv4<text:span text:style-name="T4">o</text:span>.tsh</text:p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tab/><text:tab/><text:tab/><text:tab/>ExpresiónNiv41.codP || CastFloat</text:p>
      <text:p text:style-name="P10"><text:tab/><text:tab/><text:tab/>cast-int:</text:p>
      <text:p text:style-name="P10"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soft-page-break/><text:tab/><text:tab/><text:tab/><text:tab/>ExpresiónNiv41.codP || Cascharacter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/>
      <text:p text:style-name="P12">ExpresiónNiv4 → | Expresión |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soft-page-break/><text:tab/><text:tab/><text:tab/>integer</text:p>
      <text:p text:style-name="P13"><text:tab/><text:tab/>sino error</text:p>
      <text:p text:style-name="P13"><text:tab/>Expresion.tsh = ExpresionNiv4.tsh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4"/>
      <text:p text:style-name="P12">ExpresiónNiv4 → ( Expresión )</text:p>
      <text:p text:style-name="P12"><text:tab/><text:span text:style-name="T1">ExpresionNiv4.tipo = Expresion.tipo</text:span></text:p>
      <text:p text:style-name="P9"><text:tab/>Expresion.tsh = ExpresionNiv4.tsh</text:p>
      <text:p text:style-name="P12"/>
      <text:p text:style-name="P10"><text:tab/>ExpresiónNiv4.codP = Expresión.codP</text:p>
      <text:p text:style-name="P10"><text:tab/>ExpresionNiv4.codJ = Literal.codJ</text:p>
      <text:p text:style-name="P10"/>
      <text:p text:style-name="P12">ExpresiónNiv4 → Literal</text:p>
      <text:p text:style-name="P8"><text:tab/><text:span text:style-name="T1">Expresion.tipo = Literal.tipo</text:span></text:p>
      <text:p text:style-name="P12"/>
      <text:p text:style-name="P10"><text:tab/>ExpresiónNiv4.codP = Literal.codP</text:p>
      <text:p text:style-name="P9"><text:tab/>ExpresionNiv4.codJ = Literal.codJ</text:p>
      <text:p text:style-name="P9"/>
      <text:p text:style-name="P9"/>
      <text:p text:style-name="P9"/>
      <text:p text:style-name="P12">Literal → id</text:p>
      <text:p text:style-name="P12"><text:tab/><text:span text:style-name="T1">Literal.tipo = Literal.tsh[id.lex].tipo</text:span></text:p>
      <text:p text:style-name="P13"/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12">Literal → litNat</text:p>
      <text:p text:style-name="P12"><text:tab/><text:span text:style-name="T1">Literal.tipo = natural</text:span></text:p>
      <text:p text:style-name="P13"/>
      <text:p text:style-name="P10"><text:tab/>Literal.codP = apila getValor(linatural.lex)</text:p>
      <text:p text:style-name="P9"><text:tab/>Literal.codJ = iconst getValor(linatural.lex))</text:p>
      <text:p text:style-name="P12">Literal → litFlo</text:p>
      <text:p text:style-name="P12"><text:tab/><text:span text:style-name="T1">Literal.tipo = float</text:span></text:p>
      <text:p text:style-name="P13"/>
      <text:p text:style-name="P10"><text:soft-page-break/><text:tab/>Literal.codP = apila getValor(litFlo.lex)</text:p>
      <text:p text:style-name="P9"><text:tab/>Literal.codJ = fconst getValor(litFlo.lex))</text:p>
      <text:p text:style-name="P9"/>
      <text:p text:style-name="P12">Literal → litBoo</text:p>
      <text:p text:style-name="P12"><text:tab/><text:span text:style-name="T1">Literal.tipo = boolean<text:tab/></text:span></text:p>
      <text:p text:style-name="P13"/>
      <text:p text:style-name="P10"><text:tab/>Literal.codP = apila getValor(litBoo.lex)</text:p>
      <text:p text:style-name="P9"><text:tab/>Literal.codJ = iconst getValor(litEnt.lex))</text:p>
      <text:p text:style-name="P12">Literal → litCha</text:p>
      <text:p text:style-name="P8"><text:tab/><text:span text:style-name="T1">Literal.tipo = character</text:span></text:p>
      <text:p text:style-name="P9"/>
      <text:p text:style-name="P10"><text:tab/>Literal.codP = apila getValor(litCha.lex)</text:p>
      <text:p text:style-name="P9"><text:tab/>Literal.codJ = iconst getValor(litCha.lex))</text:p>
      <text:p text:style-name="P9"/>
      <text:p text:style-name="P9"/>
      <text:p text:style-name="P12">OpNiv0 → &lt;</text:p>
      <text:p text:style-name="P12"><text:tab/><text:span text:style-name="T1">OpNiv0.op = menor</text:span></text:p>
      <text:p text:style-name="P12">OpNiv0 → &gt;<text:tab/></text:p>
      <text:p text:style-name="P12"><text:tab/><text:span text:style-name="T1">OpNiv0.op = mayor</text:span></text:p>
      <text:p text:style-name="P12">OpNiv0 → &lt;=</text:p>
      <text:p text:style-name="P12"><text:tab/><text:span text:style-name="T1">OpNiv0.op = menor-ig<text:tab/></text:span></text:p>
      <text:p text:style-name="P12">OpNiv0 → &gt;=</text:p>
      <text:p text:style-name="P12"><text:tab/><text:span text:style-name="T1">OpNiv0.op = mayor-ig</text:span></text:p>
      <text:p text:style-name="P12">OpNiv0 → =</text:p>
      <text:p text:style-name="P12"><text:tab/><text:span text:style-name="T1">OpNiv0.op = igual</text:span></text:p>
      <text:p text:style-name="P12">OpNiv0 → =/=</text:p>
      <text:p text:style-name="P12"><text:tab/><text:span text:style-name="T1">OpNiv0.op = no-igual</text:span></text:p>
      <text:p text:style-name="P12">OpNiv1 → +</text:p>
      <text:p text:style-name="P12"><text:tab/><text:span text:style-name="T1">OpNiv1.op = suma</text:span></text:p>
      <text:p text:style-name="P12">OpNiv1 → -</text:p>
      <text:p text:style-name="P12"><text:tab/><text:span text:style-name="T1">OpNiv1.op = resta</text:span></text:p>
      <text:p text:style-name="P12">OpNiv1 → or</text:p>
      <text:p text:style-name="P12"><text:tab/><text:span text:style-name="T1">OpNiv1.op = o</text:span></text:p>
      <text:p text:style-name="P12">OpNiv2 → *</text:p>
      <text:p text:style-name="P12"><text:tab/><text:span text:style-name="T1">OpNiv2.op = multiplica</text:span></text:p>
      <text:p text:style-name="P12">OpNiv2 → /</text:p>
      <text:p text:style-name="P12"><text:tab/><text:span text:style-name="T1">OpNiv2.op = divide</text:span></text:p>
      <text:p text:style-name="P12">OpNiv2 → %</text:p>
      <text:p text:style-name="P12"><text:tab/><text:span text:style-name="T1">OpNiv2.op = modulo</text:span></text:p>
      <text:p text:style-name="P12">OpNiv2 → and</text:p>
      <text:p text:style-name="P12"><text:tab/><text:span text:style-name="T1">OpNiv2.op = y</text:span></text:p>
      <text:p text:style-name="P7">OpNiv3 → &gt;&gt;</text:p>
      <text:p text:style-name="P7"><text:tab/><text:span text:style-name="T1">OpNiv3.op = shl</text:span></text:p>
      <text:p text:style-name="P7">OpNiv3 → &lt;&lt;</text:p>
      <text:p text:style-name="P7"><text:tab/><text:span text:style-name="T1">OpNiv3.op = shr</text:span></text:p>
      <text:p text:style-name="P7">OpNiv4 → not</text:p>
      <text:p text:style-name="P7"><text:tab/><text:span text:style-name="T1">OpNiv4.op = no</text:span></text:p>
      <text:p text:style-name="P7">OpNiv4 → -</text:p>
      <text:p text:style-name="P7"><text:tab/><text:span text:style-name="T1">OpNiv4.op = menos</text:span></text:p>
      <text:p text:style-name="P7">OpNiv4 → (float)</text:p>
      <text:p text:style-name="P7"><text:tab/><text:span text:style-name="T1">OpNiv4.op = cast-float</text:span></text:p>
      <text:p text:style-name="P7">OpNiv4 → (int)</text:p>
      <text:p text:style-name="P7"><text:tab/><text:span text:style-name="T1">OpNiv4.op = cast-int</text:span></text:p>
      <text:p text:style-name="P7">OpNiv4 → (nat)</text:p>
      <text:p text:style-name="P7"><text:tab/><text:span text:style-name="T1">OpNiv4.op = cast-nat</text:span></text:p>
      <text:p text:style-name="P7">OpNiv4 → (char)</text:p>
      <text:p text:style-name="P9"><text:tab/>OpNiv4.op = cast-ch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13:02:06</dc:date>
    <dc:creator>Hector </dc:creator>
    <meta:editing-duration>PT01H16M30S</meta:editing-duration>
    <meta:editing-cycles>9</meta:editing-cycles>
    <meta:generator>OpenOffice.org/3.1$Linux OpenOffice.org_project/310m21$Build-9319</meta:generator>
    <meta:document-statistic meta:table-count="0" meta:image-count="0" meta:object-count="0" meta:page-count="18" meta:paragraph-count="938" meta:word-count="2830" meta:character-count="29868"/>
  </office:meta>
</office:document-meta>
</file>